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b6f0" officeooo:paragraph-rsid="0008b6f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b6f0" officeooo:paragraph-rsid="0008b6f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cf47" officeooo:paragraph-rsid="0008b6f0" style:font-weight-asian="bold" style:font-weight-complex="bold"/>
    </style:style>
    <style:style style:name="P4" style:family="paragraph" style:parent-style-name="Standard">
      <style:text-properties fo:font-weight="normal" officeooo:rsid="0008b6f0" officeooo:paragraph-rsid="0008b6f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b6f0" officeooo:paragraph-rsid="0008b6f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- [Pasaje de Parámetros]</text:p>
      <text:p text:style-name="P1"/>
      <text:p text:style-name="P1">Consigna: <text:span text:style-name="T1">¿Qué diferencia hay en Scala entre pasar una variable por valor, pero lazy, a pasar a una variable por nombre?</text:span></text:p>
      <text:p text:style-name="P1"><text:span text:style-name="T1">Cree un programa que muestre estas diferencias</text:span></text:p>
      <text:p text:style-name="P1"/>
      <text:p text:style-name="P1">Código</text:p>
      <text:p text:style-name="P1"/>
      <text:p text:style-name="P4">object Passage_of_parameters {</text:p>
      <text:p text:style-name="P4"><text:s text:c="4"/></text:p>
      <text:p text:style-name="P4"><text:s text:c="4"/>def fun_byValue(x: Int) = {</text:p>
      <text:p text:style-name="P4"><text:s text:c="8"/>println("by value vale: " + x)</text:p>
      <text:p text:style-name="P4"><text:s text:c="4"/>}</text:p>
      <text:p text:style-name="P4"></text:p>
      <text:p text:style-name="P4"><text:s text:c="4"/>def fun_byName(x: =&gt; Int) = {</text:p>
      <text:p text:style-name="P4"><text:s text:c="8"/>println("by name vale: " + x)</text:p>
      <text:p text:style-name="P4"><text:s text:c="4"/>}</text:p>
      <text:p text:style-name="P4"></text:p>
      <text:p text:style-name="P4"><text:s text:c="4"/>def main(args: Array[String]){</text:p>
      <text:p text:style-name="P4"></text:p>
      <text:p text:style-name="P4"><text:s text:c="8"/>lazy val x = {println("esto es x"); 10}</text:p>
      <text:p text:style-name="P4"><text:s text:c="8"/>var y = {println("esto es y"); 20}</text:p>
      <text:p text:style-name="P4"></text:p>
      <text:p text:style-name="P4"><text:s text:c="8"/>fun_byValue(x)</text:p>
      <text:p text:style-name="P4"><text:s text:c="8"/>fun_byName(y)</text:p>
      <text:p text:style-name="P4"></text:p>
      <text:p text:style-name="P4"><text:s text:c="8"/>fun_byValue(x)</text:p>
      <text:p text:style-name="P4"><text:s text:c="8"/>fun_byName(y)</text:p>
      <text:p text:style-name="P4"><text:s text:c="4"/>}</text:p>
      <text:p text:style-name="P4">}</text:p>
      <text:p text:style-name="P1"/>
      <text:p text:style-name="P1"/>
      <text:p text:style-name="P3">La salida en pantalla que se obtuvo al ejecutar el código es:</text:p>
      <text:p text:style-name="P3"/>
      <text:p text:style-name="P5">esto es y</text:p>
      <text:p text:style-name="P5">esto es x</text:p>
      <text:p text:style-name="P5">by value vale: 10</text:p>
      <text:p text:style-name="P5">by name vale: 20</text:p>
      <text:p text:style-name="P5">by value vale: 10</text:p>
      <text:p text:style-name="P5">by name vale: 20</text:p>
      <text:p text:style-name="P5"/>
      <text:p text:style-name="P5"/>
      <text:p text:style-name="P2">Explicación.</text:p>
      <text:p text:style-name="P2"/>
      <text:p text:style-name="P5">En el caso de fun_byValue, se pierde <text:s/>la ventaje de que el valor sea lazy porque se evalúa en el momento de la llamada a la función.</text:p>
      <text:p text:style-name="P5">En el caso de fun_byName solo se evalúa cuando lo necesita el cuerpo de la fun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9:22:05.523558630</meta:creation-date>
    <dc:date>2015-05-15T19:27:49.865987163</dc:date>
    <meta:editing-duration>P0D</meta:editing-duration>
    <meta:editing-cycles>1</meta:editing-cycles>
    <meta:document-statistic meta:table-count="0" meta:image-count="0" meta:object-count="0" meta:page-count="1" meta:paragraph-count="36" meta:word-count="163" meta:character-count="997" meta:non-whitespace-character-count="741"/>
    <meta:generator>LibreOffice/4.2.8.2$Linux_X86_64 LibreOffice_project/420m0$Build-2</meta:generator>
  </office:meta>
</office:document-meta>
</file>